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" style:family="table">
      <style:table-properties style:width="5.6472in" fo:margin-left="-0.0799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1875in"/>
    </style:style>
    <style:style style:name="Table4.D" style:family="table-column">
      <style:table-column-properties style:column-width="1.526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2.7333in"/>
    </style:style>
    <style:style style:name="Table5.B" style:family="table-column">
      <style:table-column-properties style:column-width="0.8944in"/>
    </style:style>
    <style:style style:name="Table5.C" style:family="table-column">
      <style:table-column-properties style:column-width="1.8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weight="bold" officeooo:rsid="000f90d6" officeooo:paragraph-rsid="000f90d6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paragraph-rsid="000f90d6"/>
    </style:style>
    <style:style style:name="P6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7" style:family="paragraph" style:parent-style-name="Text_20_body">
      <style:text-properties officeooo:rsid="000f90d6" officeooo:paragraph-rsid="000f90d6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0" style:family="paragraph" style:parent-style-name="Text_20_body">
      <style:paragraph-properties fo:margin-left="0in" fo:margin-right="0in" fo:text-indent="0in" style:auto-text-indent="false" style:snap-to-layout-grid="false"/>
      <style:text-properties officeooo:rsid="00102116" officeooo:paragraph-rsid="00102116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102116" officeooo:paragraph-rsid="00102116"/>
    </style:style>
    <style:style style:name="P12" style:family="paragraph" style:parent-style-name="Standard">
      <style:text-properties fo:font-weight="bold" officeooo:rsid="001317d3" officeooo:paragraph-rsid="001317d3" style:font-weight-asian="bold" style:font-weight-complex="bold"/>
    </style:style>
    <style:style style:name="P13" style:family="paragraph" style:parent-style-name="Standard">
      <style:text-properties officeooo:rsid="001317d3" officeooo:paragraph-rsid="001317d3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margin-left="0in" fo:margin-right="0.25in" fo:text-indent="0in" style:auto-text-indent="false"/>
      <style:text-properties officeooo:rsid="001317d3" officeooo:paragraph-rsid="001317d3"/>
    </style:style>
    <style:style style:name="P16" style:family="paragraph" style:parent-style-name="Heading" style:master-page-name="Standard">
      <style:paragraph-properties style:page-number="auto"/>
      <style:text-properties officeooo:rsid="000f90d6" officeooo:paragraph-rsid="000f90d6"/>
    </style:style>
    <style:style style:name="P17" style:family="paragraph" style:parent-style-name="Heading">
      <style:text-properties officeooo:rsid="001317d3" officeooo:paragraph-rsid="001317d3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paragraph-rsid="00102116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weight="bold" officeooo:rsid="001317d3" officeooo:paragraph-rsid="001317d3" style:font-weight-asian="bold" style:font-weight-complex="bold"/>
    </style:style>
    <style:style style:name="P20" style:family="paragraph" style:parent-style-name="Heading_20_1">
      <style:text-properties officeooo:rsid="001317d3" officeooo:paragraph-rsid="001317d3"/>
    </style:style>
    <style:style style:name="P21" style:family="paragraph" style:parent-style-name="Heading_20_2">
      <style:text-properties officeooo:rsid="001317d3" officeooo:paragraph-rsid="001317d3"/>
    </style:style>
    <style:style style:name="P22" style:family="paragraph" style:parent-style-name="Heading_20_2">
      <style:text-properties officeooo:paragraph-rsid="001317d3"/>
    </style:style>
    <style:style style:name="T1" style:family="text">
      <style:text-properties style:font-name="Symbo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90d6"/>
    </style:style>
    <style:style style:name="T4" style:family="text">
      <style:text-properties officeooo:rsid="001317d3"/>
    </style:style>
    <style:style style:name="T5" style:family="text">
      <style:text-properties officeooo:rsid="00102116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EDB</text:p>
      <text:p text:style-name="P17">Visão</text:p>
      <text:p text:style-name="Body_20_Text_20_3"/>
      <text:list xml:id="list5851688297408170544" text:style-name="WW8Num1">
        <text:list-item>
          <text:h text:style-name="P20" text:outline-level="1">Introdução</text:h>
        </text:list-item>
      </text:list>
      <text:p text:style-name="P5"><text:tab/><text:span text:style-name="T3">O IEDB, International Entertainment Database, é um sistema que tem como objetivo unificar bancos de <text:tab/>dados de mídia, tais como filmes, livros, quadrinhos, música e séries. Além de também prover a <text:tab/>visualização de personalidades (atores, autores, diretores e músicos).</text:span></text:p>
      <text:list xml:id="list223016930318140" text:continue-numbering="true" text:style-name="WW8Num1">
        <text:list-item>
          <text:h text:style-name="P20" text:outline-level="1">Posicionamento</text:h>
        </text:list-item>
      </text:list>
      <text:p text:style-name="Standard"/>
      <text:list xml:id="list223018488015061" text:continue-numbering="true" text:style-name="WW8Num1">
        <text:list-item>
          <text:list>
            <text:list-item>
              <text:h text:style-name="P22" text:outline-level="2"><text:span text:style-name="T4">Formulação do problema</text:span></text:h>
            </text:list-item>
          </text:list>
        </text:list-item>
      </text:list>
      <text:p text:style-name="P7">O problema de não haver um sistema que unifica esses vários bancos de dados afeta a praticidade de busca de conteúdo por um usuário comum da web. O impacto disso, é a necessidade do usuário ter de se cadastrar em diversos sites, para poder ter acesso ao material. Uma solução para esse problema, seria a integraçao de grande parte das funcionalidades desses outros bancos em um único lugar.</text:p>
      <text:list xml:id="list223018416417858" text:continue-numbering="true" text:style-name="WW8Num1">
        <text:list-item>
          <text:list>
            <text:list-item>
              <text:h text:style-name="P21" text:outline-level="2">Declaração da posição do produto</text:h>
            </text:list-item>
          </text:list>
        </text:list-item>
      </text:list>
      <text:p text:style-name="P14"><text:tab/><text:span text:style-name="T3">Para o usuário da web que tem interesse em acessar conteúdo sobre filmes, músicas, quadrinhos, séries e <text:tab/>livros, o IEDB é um website que integra tudo isso. Ao contrário do IMDB, nosso produto não só guarda o <text:tab/>conteúdo de filmes e séries, como também guarda as outras mídias citadas acima, de forma que todas elas <text:tab/>podem se comunicar.</text:span></text:p>
      <text:list xml:id="list223018694339166" text:continue-numbering="true" text:style-name="WW8Num1">
        <text:list-item>
          <text:h text:style-name="P20" text:outline-level="1">Descrição das partes interessadas</text:h>
          <text:list>
            <text:list-item>
              <text:h text:style-name="P21" text:outline-level="2">Resumo das partes interessadas</text:h>
            </text:list-item>
          </text:list>
        </text:list-item>
      </text:list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<text:span text:style-name="T4">ome</text:span></text:p>
            </table:table-cell>
            <table:table-cell table:style-name="Table3.A1" office:value-type="string">
              <text:p text:style-name="P12">Descrição</text:p>
            </table:table-cell>
            <table:table-cell table:style-name="Table3.C1" office:value-type="string">
              <text:p text:style-name="P1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8"><text:span text:style-name="T5">Usuário de internet</text:span></text:p>
          </table:table-cell>
          <table:table-cell table:style-name="Table3.A1" office:value-type="string">
            <text:p text:style-name="P18"><text:span text:style-name="T5">Tem interese em conteúdo das mídias previamente citadas</text:span></text:p>
          </table:table-cell>
          <table:table-cell table:style-name="Table3.C1" office:value-type="string">
            <text:p text:style-name="P18"><text:span text:style-name="T5">O cliente do sistema poderá criar conteúdo novo, editar conteúdo existente, votar em títulos e adaptações</text:span></text:p>
          </table:table-cell>
        </table:table-row>
      </table:table>
      <text:p text:style-name="Text_20_body"/>
      <text:list xml:id="list223017962860272" text:continue-numbering="true" text:style-name="WW8Num1">
        <text:list-item>
          <text:list>
            <text:list-item>
              <text:h text:style-name="P21" text:outline-level="2">Ambiente de usuário</text:h>
            </text:list-item>
          </text:list>
        </text:list-item>
      </text:list>
      <text:p text:style-name="P18"><text:span text:style-name="T5"><text:tab/>Apenas uma pessoa é necessária para usar o sistema. Isso não mudará.</text:span></text:p>
      <text:p text:style-name="P11"><text:tab/>Cada ciclo de interaçao com o sistema não dura mais de 5 telas.</text:p>
      <text:list xml:id="list223016699668451" text:continue-numbering="true" text:style-name="WW8Num1">
        <text:list-item>
          <text:h text:style-name="P20" text:outline-level="1">Visão geral do produto</text:h>
          <text:list>
            <text:list-item>
              <text:h text:style-name="P21" text:outline-level="2">Requisitos e funcionalidade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9">Requisito</text:p>
          </table:table-cell>
          <table:table-cell table:style-name="Table4.A1" office:value-type="string">
            <text:p text:style-name="P19">Prioridade</text:p>
          </table:table-cell>
          <table:table-cell table:style-name="Table4.A1" office:value-type="string">
            <text:p text:style-name="P19">Funcionalidade</text:p>
          </table:table-cell>
          <table:table-cell table:style-name="Table4.D1" office:value-type="string">
            <text:p text:style-name="P19">Lançamento previsto</text:p>
          </table:table-cell>
        </table:table-row>
        <table:table-row table:style-name="Table4.1">
          <table:table-cell table:style-name="Table4.A1" office:value-type="string">
            <text:p text:style-name="P10">Visualizar conteúdo existente</text:p>
          </table:table-cell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9"/>
          </table:table-cell>
          <table:table-cell table:style-name="Table4.D1" office:value-type="string">
            <text:p text:style-name="P9"/>
          </table:table-cell>
        </table:table-row>
        <table:table-row table:style-name="Table4.1">
          <table:table-cell table:style-name="Table4.A3" office:value-type="string">
            <text:p text:style-name="P10">Cadastrar-se</text:p>
          </table:table-cell>
          <table:table-cell table:style-name="Table4.A3" office:value-type="string">
            <text:p text:style-name="P10">1</text:p>
          </table:table-cell>
          <table:table-cell table:style-name="Table4.A3" office:value-type="string">
            <text:p text:style-name="P9"/>
          </table:table-cell>
          <table:table-cell table:style-name="Table4.D3" office:value-type="string">
            <text:p text:style-name="P9"/>
          </table:table-cell>
        </table:table-row>
        <table:table-row table:style-name="Table4.1">
          <table:table-cell table:style-name="Table4.A3" office:value-type="string">
            <text:p text:style-name="P10">Logar</text:p>
          </table:table-cell>
          <table:table-cell table:style-name="Table4.A3" office:value-type="string">
            <text:p text:style-name="P10">1</text:p>
          </table:table-cell>
          <table:table-cell table:style-name="Table4.A3" office:value-type="string">
            <text:p text:style-name="P9"/>
          </table:table-cell>
          <table:table-cell table:style-name="Table4.D3" office:value-type="string">
            <text:p text:style-name="P9"/>
          </table:table-cell>
        </table:table-row>
        <table:table-row table:style-name="Table4.1">
          <table:table-cell table:style-name="Table4.A3" office:value-type="string">
            <text:p text:style-name="P10">Criar conteúdo</text:p>
          </table:table-cell>
          <table:table-cell table:style-name="Table4.A3" office:value-type="string">
            <text:p text:style-name="P10">2</text:p>
          </table:table-cell>
          <table:table-cell table:style-name="Table4.A3" office:value-type="string">
            <text:p text:style-name="P9"/>
          </table:table-cell>
          <table:table-cell table:style-name="Table4.D3" office:value-type="string">
            <text:p text:style-name="P9"/>
          </table:table-cell>
        </table:table-row>
        <table:table-row table:style-name="Table4.1">
          <table:table-cell table:style-name="Table4.A3" office:value-type="string">
            <text:p text:style-name="P10">Editar conteúdo</text:p>
          </table:table-cell>
          <table:table-cell table:style-name="Table4.A3" office:value-type="string">
            <text:p text:style-name="P10">2</text:p>
          </table:table-cell>
          <table:table-cell table:style-name="Table4.A3" office:value-type="string">
            <text:p text:style-name="P9"/>
          </table:table-cell>
          <table:table-cell table:style-name="Table4.D3" office:value-type="string">
            <text:p text:style-name="P9"/>
          </table:table-cell>
        </table:table-row>
      </table:table>
      <text:p text:style-name="Text_20_body"><text:soft-page-break/></text:p>
      <text:list xml:id="list223017641821354" text:continue-numbering="true" text:style-name="WW8Num1">
        <text:list-item>
          <text:h text:style-name="P20" text:outline-level="1">Outros requisitos do produto</text:h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Requisito</text:p>
          </table:table-cell>
          <table:table-cell table:style-name="Table5.A1" office:value-type="string">
            <text:p text:style-name="P19">Prioridade</text:p>
          </table:table-cell>
          <table:table-cell table:style-name="Table5.C1" office:value-type="string">
            <text:p text:style-name="P19">Lançemento previsto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C1" office:value-type="string">
            <text:p text:style-name="P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0f90d6" officeooo:paragraph-rsid="000f90d6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1317d3" officeooo:paragraph-rsid="001317d3"/>
    </style:style>
    <style:style style:name="MP4" style:family="paragraph" style:parent-style-name="Standard">
      <style:paragraph-properties fo:margin-left="0in" fo:margin-right="0.25in" fo:text-indent="0in" style:auto-text-indent="false"/>
      <style:text-properties officeooo:rsid="001317d3" officeooo:paragraph-rsid="001317d3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317d3"/>
    </style:style>
    <style:style style:name="MT2" style:family="text">
      <style:text-properties style:font-name="Symbol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IEDB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Standard"><text:s text:c="2"/>Dat<text:span text:style-name="MT1">a</text:span>: <text:s/>&lt;<text:span text:style-name="MT1">05</text:span>/<text:span text:style-name="MT1">12</text:span>/<text:span text:style-name="MT1">2014</text:span>&gt;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2"></text:span><text:user-defined style:data-style-name="N0" text:name="Company"/>, <text:date style:data-style-name="N120" text:date-value="2014-12-05T22:30:16.594653879">2014</text:date></text:p>
            </table:table-cell>
            <table:table-cell table:style-name="Table6.A1" office:value-type="string">
              <text:p text:style-name="MP6">P<text:span text:style-name="MT1">ágina</text:span>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4-11-28T21:01:11.680303061</meta:creation-date>
    <dc:date>2014-12-05T22:30:16.292797344</dc:date>
    <meta:print-date>2001-03-15T14:26:00</meta:print-date>
    <meta:editing-cycles>4</meta:editing-cycles>
    <meta:editing-duration>P2171DT11H23M42S</meta:editing-duration>
    <meta:generator>LibreOffice/4.3.3.2$Linux_x86 LibreOffice_project/430m0$Build-2</meta:generator>
    <meta:document-statistic meta:table-count="5" meta:image-count="0" meta:object-count="0" meta:page-count="2" meta:paragraph-count="47" meta:word-count="297" meta:character-count="1834" meta:non-whitespace-character-count="1581"/>
  </office:meta>
</office:document-meta>
</file>